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automatic-styles>
    <style:style style:name="P1" style:family="paragraph" style:parent-style-name="Standard">
      <style:text-properties officeooo:rsid="00197b69" officeooo:paragraph-rsid="001ffa35"/>
    </style:style>
    <style:style style:name="P2" style:family="paragraph" style:parent-style-name="Standard">
      <style:text-properties officeooo:paragraph-rsid="0019eaf9"/>
    </style:style>
    <style:style style:name="P3" style:family="paragraph" style:parent-style-name="Standard">
      <style:paragraph-properties fo:line-height="115%"/>
      <style:text-properties fo:font-size="12pt" officeooo:rsid="00197b69" officeooo:paragraph-rsid="00197b69" style:font-size-asian="12pt" style:font-size-complex="12pt"/>
    </style:style>
    <style:style style:name="P4" style:family="paragraph" style:parent-style-name="Standard">
      <style:paragraph-properties fo:line-height="115%"/>
      <style:text-properties fo:font-size="12pt" officeooo:rsid="00197b69" officeooo:paragraph-rsid="001c5fbf" style:font-size-asian="12pt" style:font-size-complex="12pt"/>
    </style:style>
    <style:style style:name="P5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2pt" fo:letter-spacing="normal" fo:font-style="normal" fo:font-weight="normal" officeooo:rsid="00197b69" officeooo:paragraph-rsid="00197b69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2pt" fo:letter-spacing="normal" fo:font-style="normal" fo:font-weight="normal" officeooo:rsid="00197b69" officeooo:paragraph-rsid="001c5fbf" style:font-size-asian="12pt" style:font-size-complex="12pt"/>
    </style:style>
    <style:style style:name="P7" style:family="paragraph" style:parent-style-name="Standard">
      <style:text-properties fo:font-variant="normal" fo:text-transform="none" fo:color="#202124" loext:opacity="100%" style:font-name="dejavu sans mono" fo:font-size="12pt" fo:letter-spacing="normal" fo:font-style="normal" fo:font-weight="normal" officeooo:rsid="00197b69" officeooo:paragraph-rsid="001a144c" style:font-size-asian="12pt" style:font-size-complex="12pt"/>
    </style:style>
    <style:style style:name="P8" style:family="paragraph" style:parent-style-name="Standard">
      <style:text-properties fo:font-variant="normal" fo:text-transform="none" fo:color="#202124" loext:opacity="100%" style:font-name="dejavu sans mono" fo:font-size="12pt" fo:letter-spacing="normal" fo:font-style="normal" fo:font-weight="normal" officeooo:rsid="00197b69" officeooo:paragraph-rsid="001c5fbf" style:font-size-asian="12pt" style:font-size-complex="12pt"/>
    </style:style>
    <style:style style:name="P9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2pt" fo:letter-spacing="normal" fo:font-style="normal" fo:font-weight="normal" officeooo:rsid="00197b69" officeooo:paragraph-rsid="001c5fb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2pt" fo:letter-spacing="normal" fo:font-style="normal" fo:font-weight="normal" officeooo:rsid="00197b69" officeooo:paragraph-rsid="001da87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2pt" fo:letter-spacing="normal" fo:font-style="normal" fo:font-weight="normal" officeooo:rsid="00197b69" officeooo:paragraph-rsid="001e893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2pt" fo:letter-spacing="normal" fo:font-style="normal" fo:font-weight="normal" officeooo:rsid="001c98a9" officeooo:paragraph-rsid="001c98a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2pt" fo:letter-spacing="normal" fo:font-style="normal" fo:font-weight="normal" officeooo:rsid="001c98a9" officeooo:paragraph-rsid="001da87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2pt" fo:letter-spacing="normal" fo:font-style="normal" fo:font-weight="normal" officeooo:rsid="001c98a9" officeooo:paragraph-rsid="001e893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5fbf" officeooo:paragraph-rsid="001c98a9" style:font-size-asian="14pt" style:font-size-complex="14pt"/>
    </style:style>
    <style:style style:name="P16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5fbf" officeooo:paragraph-rsid="001da87d" style:font-size-asian="14pt" style:font-size-complex="14pt"/>
    </style:style>
    <style:style style:name="P17" style:family="paragraph" style:parent-style-name="Standard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5fbf" officeooo:paragraph-rsid="001e893c" style:font-size-asian="14pt" style:font-size-complex="14pt"/>
    </style:style>
    <style:style style:name="P18" style:family="paragraph" style:parent-style-name="Standard">
      <style:text-properties officeooo:paragraph-rsid="001c5fbf"/>
    </style:style>
    <style:style style:name="P19" style:family="paragraph" style:parent-style-name="Standard">
      <style:text-properties officeooo:rsid="001c5fbf" officeooo:paragraph-rsid="001c5fbf"/>
    </style:style>
    <style:style style:name="P20" style:family="paragraph" style:parent-style-name="Standard">
      <style:text-properties officeooo:paragraph-rsid="001c98a9"/>
    </style:style>
    <style:style style:name="P21" style:family="paragraph" style:parent-style-name="Standard">
      <style:text-properties officeooo:paragraph-rsid="001da87d"/>
    </style:style>
    <style:style style:name="P22" style:family="paragraph" style:parent-style-name="Standard">
      <style:text-properties officeooo:paragraph-rsid="001e893c"/>
    </style:style>
    <style:style style:name="P23" style:family="paragraph" style:parent-style-name="Standard">
      <style:text-properties officeooo:rsid="001ffa35" officeooo:paragraph-rsid="001ffa35"/>
    </style:style>
    <style:style style:name="P24" style:family="paragraph" style:parent-style-name="Text_20_body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5fbf" officeooo:paragraph-rsid="001c5fbf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5fbf" officeooo:paragraph-rsid="001c98a9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5fbf" officeooo:paragraph-rsid="001da87d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5fbf" officeooo:paragraph-rsid="001e893c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98a9" officeooo:paragraph-rsid="001da87d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98a9" officeooo:paragraph-rsid="001e893c" style:font-size-asian="14pt" style:font-weight-asian="bold" style:font-size-complex="14pt" style:font-weight-complex="bold"/>
    </style:style>
    <style:style style:name="P30" style:family="paragraph" style:parent-style-name="Text_20_body" style:list-style-name="L3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5fbf" officeooo:paragraph-rsid="001c5fbf" style:font-size-asian="14pt" style:font-size-complex="14pt"/>
    </style:style>
    <style:style style:name="P31" style:family="paragraph" style:parent-style-name="Text_20_body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bold" officeooo:rsid="001c5fbf" officeooo:paragraph-rsid="001c5fbf" style:font-size-asian="14pt" style:font-size-complex="14pt"/>
    </style:style>
    <style:style style:name="P32" style:family="paragraph" style:parent-style-name="Text_20_body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normal" officeooo:rsid="001c98a9" officeooo:paragraph-rsid="001c98a9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normal" officeooo:rsid="001c98a9" officeooo:paragraph-rsid="001da87d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line-height="115%"/>
      <style:text-properties fo:font-variant="normal" fo:text-transform="none" fo:color="#202124" loext:opacity="100%" style:font-name="dejavu sans mono" fo:font-size="14pt" fo:letter-spacing="normal" fo:font-style="normal" fo:font-weight="normal" officeooo:rsid="001c98a9" officeooo:paragraph-rsid="001e893c" style:font-size-asian="14pt" style:font-weight-asian="normal" style:font-size-complex="14pt" style:font-weight-complex="normal"/>
    </style:style>
    <style:style style:name="P35" style:family="paragraph" style:parent-style-name="Text_20_body" style:list-style-name="L3">
      <style:text-properties fo:font-weight="normal" style:font-weight-asian="normal" style:font-weight-complex="normal"/>
    </style:style>
    <style:style style:name="P36" style:family="paragraph" style:parent-style-name="Text_20_body" style:list-style-name="L3">
      <style:text-properties fo:font-weight="normal" officeooo:paragraph-rsid="001c1f63" style:font-weight-asian="normal" style:font-weight-complex="normal"/>
    </style:style>
    <style:style style:name="P37" style:family="paragraph" style:parent-style-name="Text_20_body" style:list-style-name="L3">
      <style:text-properties fo:font-weight="normal" officeooo:paragraph-rsid="001c5fbf" style:font-weight-asian="normal" style:font-weight-complex="normal"/>
    </style:style>
    <style:style style:name="P38" style:family="paragraph" style:parent-style-name="Text_20_body" style:list-style-name="L3">
      <style:text-properties fo:font-weight="normal" officeooo:paragraph-rsid="001c98a9" style:font-weight-asian="normal" style:font-weight-complex="normal"/>
    </style:style>
    <style:style style:name="P39" style:family="paragraph" style:parent-style-name="Text_20_body" style:list-style-name="L3">
      <style:text-properties fo:font-weight="normal" officeooo:paragraph-rsid="001da87d" style:font-weight-asian="normal" style:font-weight-complex="normal"/>
    </style:style>
    <style:style style:name="P40" style:family="paragraph" style:parent-style-name="Text_20_body" style:list-style-name="L3">
      <style:text-properties fo:font-weight="normal" officeooo:paragraph-rsid="001f0578" style:font-weight-asian="normal" style:font-weight-complex="normal"/>
    </style:style>
    <style:style style:name="P41" style:family="paragraph" style:parent-style-name="Text_20_body" style:list-style-name="L3">
      <style:text-properties fo:font-weight="normal" officeooo:rsid="001ba67a" officeooo:paragraph-rsid="001ba67a" style:font-weight-asian="normal" style:font-weight-complex="normal"/>
    </style:style>
    <style:style style:name="P42" style:family="paragraph" style:parent-style-name="Text_20_body" style:list-style-name="L3">
      <style:text-properties fo:font-weight="normal" officeooo:rsid="001ba67a" officeooo:paragraph-rsid="001c1f63" style:font-weight-asian="normal" style:font-weight-complex="normal"/>
    </style:style>
    <style:style style:name="P43" style:family="paragraph" style:parent-style-name="Text_20_body">
      <style:text-properties fo:font-weight="normal" officeooo:rsid="001ba67a" officeooo:paragraph-rsid="001ba67a" style:font-weight-asian="normal" style:font-weight-complex="normal"/>
    </style:style>
    <style:style style:name="P44" style:family="paragraph" style:parent-style-name="Text_20_body">
      <style:text-properties fo:font-weight="normal" officeooo:rsid="001da87d" officeooo:paragraph-rsid="001da87d" style:font-weight-asian="normal" style:font-weight-complex="normal"/>
    </style:style>
    <style:style style:name="P45" style:family="paragraph" style:parent-style-name="Text_20_body">
      <style:text-properties fo:font-weight="normal" officeooo:paragraph-rsid="001da87d" style:font-weight-asian="normal" style:font-weight-complex="normal"/>
    </style:style>
    <style:style style:name="P46" style:family="paragraph" style:parent-style-name="Text_20_body">
      <style:text-properties officeooo:paragraph-rsid="001a144c"/>
    </style:style>
    <style:style style:name="P4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Text_20_body">
      <style:text-properties fo:font-size="14pt" fo:font-weight="bold" officeooo:paragraph-rsid="001ba67a" style:font-size-asian="14pt" style:font-weight-asian="bold" style:font-size-complex="14pt" style:font-weight-complex="bold"/>
    </style:style>
    <style:style style:name="P49" style:family="paragraph" style:parent-style-name="Text_20_body">
      <style:text-properties fo:font-size="14pt" fo:font-weight="bold" officeooo:paragraph-rsid="001c5fbf" style:font-size-asian="14pt" style:font-weight-asian="bold" style:font-size-complex="14pt" style:font-weight-complex="bold"/>
    </style:style>
    <style:style style:name="P50" style:family="paragraph" style:parent-style-name="Text_20_body">
      <style:text-properties fo:font-size="14pt" fo:font-weight="bold" officeooo:rsid="001c5fbf" officeooo:paragraph-rsid="001c5fbf" style:font-size-asian="14pt" style:font-weight-asian="bold" style:font-size-complex="14pt" style:font-weight-complex="bold"/>
    </style:style>
    <style:style style:name="P51" style:family="paragraph" style:parent-style-name="Text_20_body">
      <style:text-properties fo:font-size="14pt" fo:font-weight="bold" officeooo:paragraph-rsid="001c98a9" style:font-size-asian="14pt" style:font-weight-asian="bold" style:font-size-complex="14pt" style:font-weight-complex="bold"/>
    </style:style>
    <style:style style:name="P52" style:family="paragraph" style:parent-style-name="Text_20_body">
      <style:text-properties fo:font-size="14pt" fo:font-weight="bold" officeooo:paragraph-rsid="001da87d" style:font-size-asian="14pt" style:font-weight-asian="bold" style:font-size-complex="14pt" style:font-weight-complex="bold"/>
    </style:style>
    <style:style style:name="P53" style:family="paragraph" style:parent-style-name="Text_20_body">
      <style:text-properties fo:font-size="14pt" fo:font-weight="normal" officeooo:rsid="001c5fbf" officeooo:paragraph-rsid="001c5fbf" style:font-size-asian="14pt" style:font-weight-asian="normal" style:font-size-complex="14pt" style:font-weight-complex="normal"/>
    </style:style>
    <style:style style:name="P54" style:family="paragraph" style:parent-style-name="Text_20_body">
      <style:text-properties officeooo:rsid="001ba67a" officeooo:paragraph-rsid="001ba67a"/>
    </style:style>
    <style:style style:name="P55" style:family="paragraph" style:parent-style-name="Text_20_body">
      <style:text-properties officeooo:paragraph-rsid="001ba67a"/>
    </style:style>
    <style:style style:name="P56" style:family="paragraph" style:parent-style-name="Text_20_body" style:list-style-name="L3">
      <style:text-properties officeooo:paragraph-rsid="001c1f63"/>
    </style:style>
    <style:style style:name="P57" style:family="paragraph" style:parent-style-name="Text_20_body">
      <style:text-properties officeooo:paragraph-rsid="001c5fbf"/>
    </style:style>
    <style:style style:name="P58" style:family="paragraph" style:parent-style-name="Text_20_body">
      <style:text-properties officeooo:paragraph-rsid="001c98a9"/>
    </style:style>
    <style:style style:name="P59" style:family="paragraph" style:parent-style-name="Text_20_body">
      <style:text-properties officeooo:paragraph-rsid="001da87d"/>
    </style:style>
    <style:style style:name="P60" style:family="paragraph" style:parent-style-name="Text_20_body">
      <style:text-properties officeooo:paragraph-rsid="001e893c"/>
    </style:style>
    <style:style style:name="T1" style:family="text">
      <style:text-properties officeooo:rsid="00197b6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a67a" style:font-weight-asian="normal" style:font-weight-complex="normal"/>
    </style:style>
    <style:style style:name="T4" style:family="text">
      <style:text-properties fo:font-weight="normal" officeooo:rsid="001c1f63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officeooo:rsid="001ba67a"/>
    </style:style>
    <style:style style:name="T7" style:family="text">
      <style:text-properties fo:font-weight="bold" officeooo:rsid="001ba67a" style:font-weight-asian="normal" style:font-weight-complex="normal"/>
    </style:style>
    <style:style style:name="T8" style:family="text">
      <style:text-properties fo:font-variant="normal" fo:text-transform="none" fo:color="#202124" loext:opacity="100%" style:font-name="dejavu sans mono" fo:font-size="12pt" fo:letter-spacing="normal" fo:font-style="normal" fo:font-weight="normal" officeooo:rsid="00197b69" style:font-size-asian="12pt" style:font-size-complex="12pt"/>
    </style:style>
    <style:style style:name="T9" style:family="text">
      <style:text-properties fo:font-variant="normal" fo:text-transform="none" fo:color="#202124" loext:opacity="100%" style:font-name="dejavu sans mono" fo:font-size="12pt" fo:letter-spacing="normal" fo:font-style="normal" fo:font-weight="normal" officeooo:rsid="001c98a9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02124" loext:opacity="100%" style:font-name="dejavu sans mono" fo:font-size="12pt" fo:letter-spacing="normal" fo:font-style="normal" officeooo:rsid="001ba67a" style:font-size-asian="12pt" style:font-size-complex="12pt"/>
    </style:style>
    <style:style style:name="T11" style:family="text">
      <style:text-properties fo:font-variant="normal" fo:text-transform="none" fo:color="#202124" loext:opacity="100%" style:font-name="dejavu sans mono" fo:font-size="12pt" fo:letter-spacing="normal" fo:font-style="normal" officeooo:rsid="001c98a9" style:font-size-asian="12pt" style:font-size-complex="12pt"/>
    </style:style>
    <style:style style:name="T12" style:family="text">
      <style:text-properties officeooo:rsid="001a144c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ba67a" style:font-size-asian="14pt" style:font-weight-asian="bold" style:font-size-complex="14pt" style:font-weight-complex="bold"/>
    </style:style>
    <style:style style:name="T15" style:family="text">
      <style:text-properties officeooo:rsid="001ba67a"/>
    </style:style>
    <style:style style:name="T16" style:family="text">
      <style:text-properties officeooo:rsid="001c5fbf"/>
    </style:style>
    <style:style style:name="T17" style:family="text">
      <style:text-properties fo:font-size="12pt" fo:font-weight="normal" style:font-size-asian="12pt" style:font-size-complex="12pt"/>
    </style:style>
    <style:style style:name="T18" style:family="text">
      <style:text-properties fo:font-size="12pt" fo:font-weight="normal" officeooo:rsid="00197b69" style:font-size-asian="12pt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c98a9" style:font-size-asian="12pt" style:font-size-complex="12pt"/>
    </style:style>
    <style:style style:name="T21" style:family="text">
      <style:text-properties fo:font-size="12pt" officeooo:rsid="001ba67a" style:font-size-asian="12pt" style:font-size-complex="12pt"/>
    </style:style>
    <style:style style:name="T22" style:family="text">
      <style:text-properties fo:font-size="12pt" officeooo:rsid="001da87d" style:font-size-asian="12pt" style:font-size-complex="12pt"/>
    </style:style>
    <style:style style:name="T23" style:family="text">
      <style:text-properties fo:font-size="12pt" officeooo:rsid="001e893c" style:font-size-asian="12pt" style:font-size-complex="12pt"/>
    </style:style>
    <style:style style:name="T24" style:family="text">
      <style:text-properties officeooo:rsid="001c98a9"/>
    </style:style>
    <style:style style:name="T25" style:family="text">
      <style:text-properties officeooo:rsid="001da87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Безопасность <text:s/>API– локальная стратегия passport. </text:p>
      <text:p text:style-name="P23">Маршрут авторизации - <text:span text:style-name="T13">“/</text:span><text:span text:style-name="T14">api</text:span><text:span text:style-name="T13">/login” </text:span></text:p>
      <text:p text:style-name="P23">Формат тела запроса и формат ответа – JSON.</text:p>
      <text:p text:style-name="P1"/>
      <text:p text:style-name="P1"/>
      <text:p text:style-name="P47">“/<text:span text:style-name="T15">api</text:span>/drivers” </text:p>
      <text:p text:style-name="P47">метод GET</text:p>
      <text:p text:style-name="Text_20_body">результат - получение данных всех водителей</text:p>
      <text:p text:style-name="P54">статус ответа - 200</text:p>
      <text:p text:style-name="Text_20_body">пример ответа :</text:p>
      <text:p text:style-name="P3">[</text:p>
      <text:p text:style-name="P46"><text:tab/>{</text:p>
      <text:p text:style-name="P46"><text:tab/>cars: Array(1),</text:p>
      <text:p text:style-name="Text_20_body"><text:tab/>firstName:'vasya',</text:p>
      <text:p text:style-name="Text_20_body"><text:tab/>lastName:'pupkin',</text:p>
      <text:p text:style-name="Text_20_body"><text:tab/>age:'35',</text:p>
      <text:p text:style-name="Text_20_body"><text:tab/>dateBeginWork:’12.10.2006',</text:p>
      <text:p text:style-name="P46"><text:tab/><text:span text:style-name="T12">i</text:span>d:"e49ae5e8-bec7-4994-bf62-e2a4f8374db3",</text:p>
      <text:p text:style-name="P46"><text:tab/><text:span text:style-name="T12">l</text:span>astName:"pupkin",</text:p>
      <text:p text:style-name="P46"><text:tab/>phone:"123-45-67",</text:p>
      <text:p text:style-name="P46"><text:tab/>reyting:"10"</text:p>
      <text:p text:style-name="P2"><text:span text:style-name="T8"><text:tab/>},</text:span></text:p>
      <text:p text:style-name="P2"><text:span text:style-name="T8"/></text:p>
      <text:p text:style-name="P46"><text:tab/>{</text:p>
      <text:p text:style-name="P46"><text:tab/>cars: Array(1),</text:p>
      <text:p text:style-name="P46"><text:tab/>firstName:'<text:span text:style-name="T12">pet</text:span>ya',</text:p>
      <text:p text:style-name="P46"><text:tab/>lastName:'<text:span text:style-name="T16">Ivanov</text:span>',</text:p>
      <text:p text:style-name="P46"><text:tab/>age:'3<text:span text:style-name="T12">8</text:span>',</text:p>
      <text:p text:style-name="P46"><text:tab/>dateBeginWork:’12.10.206',</text:p>
      <text:p text:style-name="P46"><text:tab/><text:span text:style-name="T12">i</text:span>d:"e49ae5e8-bec7-4994-bf62-e2a4f8374db3",</text:p>
      <text:p text:style-name="P46"><text:tab/><text:span text:style-name="T12">l</text:span>astName:"pupkin",</text:p>
      <text:p text:style-name="P46"><text:tab/>phone:"<text:span text:style-name="T12">67</text:span>3-45-67",</text:p>
      <text:p text:style-name="P46"><text:tab/>reyting:"1"</text:p>
      <text:p text:style-name="P7"><text:tab/>},</text:p>
      <text:p text:style-name="P5">]</text:p>
      <text:p text:style-name="P5"><text:soft-page-break/></text:p>
      <text:p text:style-name="P48">“/<text:span text:style-name="T15">api</text:span>/<text:span text:style-name="T15">ca</text:span>rs” </text:p>
      <text:p text:style-name="P48">метод GET</text:p>
      <text:p text:style-name="P55">результат - получение данных всех <text:span text:style-name="T15">машин</text:span></text:p>
      <text:p text:style-name="P54">статус ответа - 200</text:p>
      <text:p text:style-name="P55">пример ответа :</text:p>
      <text:p text:style-name="Text_20_body">[</text:p>
      <text:p text:style-name="P55"><text:span text:style-name="T5"><text:tab/></text:span><text:span text:style-name="T6">{</text:span></text:p>
      <text:p text:style-name="P55"><text:span text:style-name="T7"><text:tab/></text:span><text:span text:style-name="T2">class:"стандарт"</text:span></text:p>
      <text:list xml:id="list4261600226" text:style-name="L3">
        <text:list-header>
          <text:p text:style-name="P35">firm:"renaute"</text:p>
          <text:p text:style-name="P35">id:"4b26a4fd-b90a-4762-b516-062964c55172"</text:p>
          <text:p text:style-name="P35">model:"scenic"</text:p>
          <text:p text:style-name="P35">number:"ах 1111 хи"</text:p>
          <text:p text:style-name="P35">owner:"пупкин"</text:p>
          <text:p text:style-name="P35">year:"2002"</text:p>
          <text:p text:style-name="P56"><text:span text:style-name="T3">},</text:span></text:p>
          <text:p text:style-name="P56"><text:span text:style-name="T6">{</text:span></text:p>
          <text:p text:style-name="P56"><text:span text:style-name="T2">class:"</text:span><text:span text:style-name="T4">эконом</text:span><text:span text:style-name="T2">"</text:span></text:p>
          <text:p text:style-name="P36">firm:"<text:span text:style-name="T16">daewoo</text:span>"</text:p>
          <text:p text:style-name="P36">id:"4b26a4fd-b90a-4762-b516-06296<text:span text:style-name="T16">5</text:span>4c5517"</text:p>
          <text:p text:style-name="P36">model:"<text:span text:style-name="T16">lanos</text:span>"</text:p>
          <text:p text:style-name="P36">number:"ах <text:span text:style-name="T16">2222</text:span> хи"</text:p>
          <text:p text:style-name="P36">owner:"пупкин"</text:p>
          <text:p text:style-name="P36">year:"20<text:span text:style-name="T16">1</text:span>2"</text:p>
          <text:p text:style-name="P42">},</text:p>
          <text:p text:style-name="P41"/>
        </text:list-header>
      </text:list>
      <text:p text:style-name="P43">]</text:p>
      <text:p text:style-name="P49">“/<text:span text:style-name="T15">api</text:span>/drivers:<text:span text:style-name="T16">lastName</text:span>”</text:p>
      <text:p text:style-name="P49">метод GET</text:p>
      <text:p text:style-name="P53">результат – массив данных водителей с заданой фамилией.</text:p>
      <text:p text:style-name="P58"><text:span text:style-name="T15">статус ответа </text:span><text:span text:style-name="T9">при успешном выполнении </text:span><text:span text:style-name="T15">- 200</text:span></text:p>
      <text:p text:style-name="P53"><text:soft-page-break/>пример ответа :</text:p>
      <text:p text:style-name="P50">“/<text:span text:style-name="T15">api</text:span>/drivers:pupkin”</text:p>
      <text:p text:style-name="P4">[</text:p>
      <text:p text:style-name="P57"><text:tab/>{</text:p>
      <text:p text:style-name="P57"><text:tab/>cars: Array(1),</text:p>
      <text:p text:style-name="P57"><text:tab/>firstName:'vasya',</text:p>
      <text:p text:style-name="P57"><text:tab/>lastName:'pupkin',</text:p>
      <text:p text:style-name="P57"><text:tab/>age:'35',</text:p>
      <text:p text:style-name="P57"><text:tab/>dateBeginWork:’12.10.2006',</text:p>
      <text:p text:style-name="P57"><text:tab/><text:span text:style-name="T12">i</text:span>d:"e49ae5e8-bec7-4994-bf62-e2a4f8374db3",</text:p>
      <text:p text:style-name="P57"><text:tab/><text:span text:style-name="T12">l</text:span>astName:"pupkin",</text:p>
      <text:p text:style-name="P57"><text:tab/>phone:"123-45-67",</text:p>
      <text:p text:style-name="P57"><text:tab/>reyting:"10"</text:p>
      <text:p text:style-name="P18"><text:span text:style-name="T8"><text:tab/>},</text:span></text:p>
      <text:p text:style-name="P18"><text:span text:style-name="T8"/></text:p>
      <text:p text:style-name="P57"><text:tab/>{</text:p>
      <text:p text:style-name="P57"><text:tab/>cars: Array(1),</text:p>
      <text:p text:style-name="P57"><text:tab/>firstName:'<text:span text:style-name="T12">pet</text:span>ya',</text:p>
      <text:p text:style-name="P57"><text:tab/>lastName:'pupkin',</text:p>
      <text:p text:style-name="P57"><text:tab/>age:'3<text:span text:style-name="T12">8</text:span>',</text:p>
      <text:p text:style-name="P57"><text:tab/>dateBeginWork:’12.10.206',</text:p>
      <text:p text:style-name="P57"><text:tab/><text:span text:style-name="T12">i</text:span>d:"e49ae5e8-bec7-4994-bf62-e2a4f8374db3",</text:p>
      <text:p text:style-name="P57"><text:tab/><text:span text:style-name="T12">l</text:span>astName:"pupkin",</text:p>
      <text:p text:style-name="P57"><text:tab/>phone:"<text:span text:style-name="T12">67</text:span>3-45-67",</text:p>
      <text:p text:style-name="P57"><text:tab/>reyting:"1"</text:p>
      <text:p text:style-name="P8"><text:tab/>},</text:p>
      <text:p text:style-name="P6">]</text:p>
      <text:p text:style-name="P6"/>
      <text:p text:style-name="P49">“/<text:span text:style-name="T15">api</text:span>/<text:span text:style-name="T16">ca</text:span>rs:<text:span text:style-name="T16">number</text:span>”</text:p>
      <text:p text:style-name="P49">метод GET</text:p>
      <text:p text:style-name="P53">результат – массив c обьектом данных машины с заданым номером.</text:p>
      <text:p text:style-name="P58"><text:span text:style-name="T15">статус ответа </text:span><text:span text:style-name="T9">при успешном выполнении </text:span><text:span text:style-name="T15">- 200</text:span></text:p>
      <text:p text:style-name="P53">пример ответа :</text:p>
      <text:p text:style-name="P24"><text:soft-page-break/>“/<text:span text:style-name="T15">api</text:span>/cars:ax1111xи”</text:p>
      <text:p text:style-name="P19"><text:span text:style-name="T6">[</text:span></text:p>
      <text:p text:style-name="P18"><text:span text:style-name="T6"><text:tab/>{</text:span></text:p>
      <text:p text:style-name="P57"><text:span text:style-name="T7"><text:tab/></text:span><text:span text:style-name="T2">class:"стандарт"</text:span></text:p>
      <text:list xml:id="list204256452803119" text:continue-numbering="true" text:style-name="L3">
        <text:list-header>
          <text:p text:style-name="P37">firm:"renaute"</text:p>
          <text:p text:style-name="P37">id:"4b26a4fd-b90a-4762-b516-062964c55172"</text:p>
          <text:p text:style-name="P37">model:"scenic"</text:p>
          <text:p text:style-name="P37">number:"ах1111хи"</text:p>
          <text:p text:style-name="P37">owner:"пупкин"</text:p>
          <text:p text:style-name="P37">year:"2002"</text:p>
          <text:p text:style-name="P30"><text:span text:style-name="T3">}</text:span></text:p>
        </text:list-header>
      </text:list>
      <text:p text:style-name="P31"><text:span text:style-name="T17">]</text:span></text:p>
      <text:p text:style-name="P31"><text:span text:style-name="T17"/></text:p>
      <text:p text:style-name="P49">“/<text:span text:style-name="T15">api</text:span>/drivers”</text:p>
      <text:p text:style-name="P24"><text:span text:style-name="T19">метод </text:span><text:span text:style-name="T20">POST</text:span></text:p>
      <text:p text:style-name="P32"><text:span text:style-name="T19">стаутс ответа при успешном выполнении - 201</text:span></text:p>
      <text:p text:style-name="P32"><text:span text:style-name="T19">результат – добавление данных водителя в базу данных</text:span></text:p>
      <text:p text:style-name="P32"><text:span text:style-name="T19">пример тела запроса:</text:span></text:p>
      <text:p text:style-name="P32"><text:span text:style-name="T19"/></text:p>
      <text:p text:style-name="P20">{</text:p>
      <text:p text:style-name="P58"><text:tab/>cars: Array(1),</text:p>
      <text:p text:style-name="P58"><text:tab/>firstName:'vasya',</text:p>
      <text:p text:style-name="P58"><text:tab/>lastName:'pupkin',</text:p>
      <text:p text:style-name="P58"><text:tab/>age:'35',</text:p>
      <text:p text:style-name="P58"><text:tab/>dateBeginWork:’12.10.2006',</text:p>
      <text:p text:style-name="P58"><text:tab/><text:span text:style-name="T24">l</text:span>astName:"pupkin",</text:p>
      <text:p text:style-name="P58"><text:tab/>phone:"123-45-67",</text:p>
      <text:p text:style-name="P58"><text:tab/>reyting:"10"</text:p>
      <text:p text:style-name="P15"><text:span text:style-name="T18">},</text:span></text:p>
      <text:p text:style-name="P9"/>
      <text:p text:style-name="P12">пример ответа</text:p>
      <text:p text:style-name="P12"/>
      <text:p text:style-name="P20">{</text:p>
      <text:p text:style-name="P58"><text:tab/>cars: Array(1),</text:p>
      <text:p text:style-name="P58"><text:soft-page-break/><text:tab/>firstName:'vasya',</text:p>
      <text:p text:style-name="P58"><text:tab/>lastName:'pupkin',</text:p>
      <text:p text:style-name="P58"><text:tab/>age:'35',</text:p>
      <text:p text:style-name="P58"><text:tab/>dateBeginWork:’12.10.2006',</text:p>
      <text:p text:style-name="P58"><text:tab/><text:span text:style-name="T12">i</text:span>d:"e49ae5e8-bec7-4994-bf62-e2a4f8374db3",</text:p>
      <text:p text:style-name="P58"><text:tab/><text:span text:style-name="T12">l</text:span>astName:"pupkin",</text:p>
      <text:p text:style-name="P58"><text:tab/>phone:"123-45-67",</text:p>
      <text:p text:style-name="P58"><text:tab/>reyting:"10"</text:p>
      <text:p text:style-name="P12"><text:span text:style-name="T1">}</text:span></text:p>
      <text:p text:style-name="P12"/>
      <text:p text:style-name="P51">“/<text:span text:style-name="T15">api</text:span>/<text:span text:style-name="T24">ca</text:span>rs”</text:p>
      <text:p text:style-name="P25"><text:span text:style-name="T19">метод </text:span><text:span text:style-name="T20">POST</text:span></text:p>
      <text:p text:style-name="P32"><text:span text:style-name="T19">стаутс ответа при успешном выполнении - 201</text:span></text:p>
      <text:p text:style-name="P32"><text:span text:style-name="T19">результат – добавление данных машины в базу данных</text:span></text:p>
      <text:p text:style-name="P32"><text:span text:style-name="T19">пример тела запроса:</text:span></text:p>
      <text:p text:style-name="P20"><text:span text:style-name="T6">{</text:span></text:p>
      <text:p text:style-name="P58"><text:span text:style-name="T7"><text:tab/></text:span><text:span text:style-name="T2">class:"стандарт",</text:span></text:p>
      <text:list xml:id="list204255693068105" text:continue-numbering="true" text:style-name="L3">
        <text:list-header>
          <text:p text:style-name="P38">firm:"renaute",</text:p>
          <text:p text:style-name="P40">id:"4b26a4fd-b90a-4762-b516-062964c55172",</text:p>
          <text:p text:style-name="P38">model:"scenic",</text:p>
          <text:p text:style-name="P38">number:"ах 1111 хи",</text:p>
          <text:p text:style-name="P38">owner:"пупкин",</text:p>
          <text:p text:style-name="P38">year:"2002",</text:p>
        </text:list-header>
      </text:list>
      <text:p text:style-name="P45"><text:span text:style-name="T25">}</text:span></text:p>
      <text:p text:style-name="P45"><text:span text:style-name="T10">п</text:span><text:span text:style-name="T11">ример ответа :</text:span></text:p>
      <text:p text:style-name="P45"><text:span text:style-name="T11"/></text:p>
      <text:p text:style-name="P21"><text:span text:style-name="T6">{</text:span></text:p>
      <text:p text:style-name="P59"><text:span text:style-name="T7"><text:tab/></text:span><text:span text:style-name="T2">class:"стандарт",</text:span></text:p>
      <text:list xml:id="list204255234014767" text:continue-numbering="true" text:style-name="L3">
        <text:list-header>
          <text:p text:style-name="P39">firm:"renaute",</text:p>
          <text:p text:style-name="P39">id:"4b26a4fd-b90a-4762-b516-062964c55172",</text:p>
          <text:p text:style-name="P39">model:"scenic",</text:p>
          <text:p text:style-name="P39">number:"ах 1111 хи",</text:p>
          <text:p text:style-name="P39">owner:"пупкин",</text:p>
          <text:p text:style-name="P39"><text:soft-page-break/>year:"2002"</text:p>
        </text:list-header>
      </text:list>
      <text:p text:style-name="P44"><text:span text:style-name="T10">}</text:span></text:p>
      <text:p text:style-name="P32"><text:span text:style-name="T19"/></text:p>
      <text:p text:style-name="P52">“/<text:span text:style-name="T15">api</text:span>/drivers:<text:span text:style-name="T25">id</text:span>”</text:p>
      <text:p text:style-name="P26"><text:span text:style-name="T19">метод </text:span><text:span text:style-name="T20">P</text:span><text:span text:style-name="T22">U</text:span><text:span text:style-name="T20">T</text:span></text:p>
      <text:p text:style-name="P33"><text:span text:style-name="T19">стаутс ответа при успешном выполнении - 20</text:span><text:span text:style-name="T23">0</text:span></text:p>
      <text:p text:style-name="P33"><text:span text:style-name="T19">результат – </text:span><text:span text:style-name="T22">изменение</text:span><text:span text:style-name="T19"> данных водителя в баз</text:span><text:span text:style-name="T22">е</text:span><text:span text:style-name="T19"> данных</text:span></text:p>
      <text:p text:style-name="P33"><text:span text:style-name="T19">пример тела запроса:</text:span></text:p>
      <text:p text:style-name="P28"><text:span text:style-name="T19">“/</text:span><text:span text:style-name="T21">api</text:span><text:span text:style-name="T19">/drivers:</text:span><text:span text:style-name="T22">"e49ae5e8-bec7-4994-bf62-e2a4f8374db3"</text:span></text:p>
      <text:p text:style-name="P33"><text:span text:style-name="T19"/></text:p>
      <text:p text:style-name="P21">{</text:p>
      <text:p text:style-name="P59"><text:tab/>cars: Array(1),</text:p>
      <text:p text:style-name="P59"><text:tab/>firstName:'vasya',</text:p>
      <text:p text:style-name="P59"><text:tab/>lastName:'pupkin',</text:p>
      <text:p text:style-name="P59"><text:tab/>age:'35<text:span text:style-name="T25">5</text:span>',</text:p>
      <text:p text:style-name="P59"><text:tab/>dateBeginWork:’12.10.2006',</text:p>
      <text:p text:style-name="P59"><text:span text:style-name="T12"><text:tab/>i</text:span>d:"e49ae5e8-bec7-4994-bf62-e2a4f8374db3"</text:p>
      <text:p text:style-name="P59"><text:tab/><text:span text:style-name="T24">l</text:span>astName:"pupkin",</text:p>
      <text:p text:style-name="P59"><text:tab/>phone:"123-45-67",</text:p>
      <text:p text:style-name="P59"><text:tab/>reyting:"10"</text:p>
      <text:p text:style-name="P16"><text:span text:style-name="T18">},</text:span></text:p>
      <text:p text:style-name="P10"/>
      <text:p text:style-name="P13">пример ответа</text:p>
      <text:p text:style-name="P13"/>
      <text:p text:style-name="P21">{</text:p>
      <text:p text:style-name="P59"><text:tab/>cars: Array(1),</text:p>
      <text:p text:style-name="P59"><text:tab/>firstName:'vasya',</text:p>
      <text:p text:style-name="P59"><text:tab/>lastName:'pupkin',</text:p>
      <text:p text:style-name="P59"><text:tab/>age:'35<text:span text:style-name="T25">5</text:span>',</text:p>
      <text:p text:style-name="P59"><text:tab/>dateBeginWork:’12.10.2006',</text:p>
      <text:p text:style-name="P59"><text:tab/><text:span text:style-name="T12">i</text:span>d:"e49ae5e8-bec7-4994-bf62-e2a4f8374db3",</text:p>
      <text:p text:style-name="P59"><text:tab/><text:span text:style-name="T12">l</text:span>astName:"pupkin",</text:p>
      <text:p text:style-name="P59"><text:tab/>phone:"123-45-67",</text:p>
      <text:p text:style-name="P59"><text:tab/>reyting:"10"</text:p>
      <text:p text:style-name="P13"><text:soft-page-break/><text:span text:style-name="T1">}</text:span></text:p>
      <text:p text:style-name="P13"><text:span text:style-name="T19"/></text:p>
      <text:p text:style-name="P29"><text:span text:style-name="T19">/</text:span><text:span text:style-name="T21">api</text:span><text:span text:style-name="T19">/</text:span><text:span text:style-name="T23">ca</text:span><text:span text:style-name="T19">rs</text:span></text:p>
      <text:p text:style-name="P27"><text:span text:style-name="T19">метод </text:span><text:span text:style-name="T20">P</text:span><text:span text:style-name="T22">U</text:span><text:span text:style-name="T20">T</text:span></text:p>
      <text:p text:style-name="P34"><text:span text:style-name="T19">стаутс ответа при успешном выполнении - 20</text:span><text:span text:style-name="T23">0</text:span></text:p>
      <text:p text:style-name="P34"><text:span text:style-name="T19">результат – </text:span><text:span text:style-name="T22">изменение</text:span><text:span text:style-name="T19"> данных </text:span><text:span text:style-name="T23">машины</text:span><text:span text:style-name="T19"> в баз</text:span><text:span text:style-name="T22">е</text:span><text:span text:style-name="T19"> данных</text:span></text:p>
      <text:p text:style-name="P34"><text:span text:style-name="T19">пример тела запроса:</text:span></text:p>
      <text:p text:style-name="P29"><text:span text:style-name="T19">“/</text:span><text:span text:style-name="T21">api</text:span><text:span text:style-name="T19">/</text:span><text:span text:style-name="T23">cars</text:span><text:span text:style-name="T22">"e49ae5e8-bec7-4994-bf62-e2a4f8374db3"</text:span></text:p>
      <text:p text:style-name="P34"><text:span text:style-name="T19"/></text:p>
      <text:p text:style-name="P22">{</text:p>
      <text:p text:style-name="P60"><text:tab/>cars: Array(1),</text:p>
      <text:p text:style-name="P60"><text:tab/>firstName:'vasya',</text:p>
      <text:p text:style-name="P60"><text:tab/>lastName:'pupkin',</text:p>
      <text:p text:style-name="P60"><text:tab/>age:'35<text:span text:style-name="T25">5</text:span>',</text:p>
      <text:p text:style-name="P60"><text:tab/>dateBeginWork:’12.10.2006',</text:p>
      <text:p text:style-name="P60"><text:span text:style-name="T12"><text:tab/>i</text:span>d:"e49ae5e8-bec7-4994-bf62-e2a4f8374db3"</text:p>
      <text:p text:style-name="P60"><text:tab/><text:span text:style-name="T24">l</text:span>astName:"pupkin",</text:p>
      <text:p text:style-name="P60"><text:tab/>phone:"123-45-67",</text:p>
      <text:p text:style-name="P60"><text:tab/>reyting:"10"</text:p>
      <text:p text:style-name="P17"><text:span text:style-name="T18">},</text:span></text:p>
      <text:p text:style-name="P11"/>
      <text:p text:style-name="P14">пример ответа</text:p>
      <text:p text:style-name="P14"/>
      <text:p text:style-name="P22">{</text:p>
      <text:p text:style-name="P60"><text:tab/>cars: Array(1),</text:p>
      <text:p text:style-name="P60"><text:tab/>firstName:'vasya',</text:p>
      <text:p text:style-name="P60"><text:tab/>lastName:'pupkin',</text:p>
      <text:p text:style-name="P60"><text:tab/>age:'35<text:span text:style-name="T25">5</text:span>',</text:p>
      <text:p text:style-name="P60"><text:tab/>dateBeginWork:’12.10.2006',</text:p>
      <text:p text:style-name="P60"><text:tab/><text:span text:style-name="T12">i</text:span>d:"e49ae5e8-bec7-4994-bf62-e2a4f8374db3",</text:p>
      <text:p text:style-name="P60"><text:tab/><text:span text:style-name="T12">l</text:span>astName:"pupkin",</text:p>
      <text:p text:style-name="P60"><text:tab/>phone:"123-45-67",</text:p>
      <text:p text:style-name="P60"><text:tab/>reyting:"10"</text:p>
      <text:p text:style-name="P14"><text:span text:style-name="T1">}</text:span></text:p>
      <text:p text:style-name="P14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2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6:48:18.608346321</meta:creation-date>
    <dc:date>2022-11-13T20:42:54.841413308</dc:date>
    <meta:editing-duration>PT8M22S</meta:editing-duration>
    <meta:editing-cycles>1</meta:editing-cycles>
    <meta:document-statistic meta:table-count="0" meta:image-count="0" meta:object-count="0" meta:page-count="7" meta:paragraph-count="213" meta:word-count="363" meta:character-count="3880" meta:non-whitespace-character-count="3615"/>
    <meta:generator>LibreOffice/7.3.6.2$Linux_X86_64 LibreOffice_project/30$Build-2</meta:generator>
  </office:meta>
</office:document-meta>
</file>